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c8b2" officeooo:paragraph-rsid="0013c8b2"/>
    </style:style>
    <style:style style:name="P2" style:family="paragraph" style:parent-style-name="Standard">
      <style:text-properties officeooo:paragraph-rsid="0013c8b2"/>
    </style:style>
    <style:style style:name="T1" style:family="text">
      <style:text-properties officeooo:rsid="0013c8b2"/>
    </style:style>
    <style:style style:name="T2" style:family="text">
      <style:text-properties fo:color="#75715e" style:font-name="JetBrai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list :</text:p>
      <text:p text:style-name="P1"/>
      <text:p text:style-name="P2"><text:span text:style-name="T1">- gérer les cas où l’utilisateur ne saisit rien dans la fonction initElements : </text:span><text:span text:style-name="T2">(frameInit, initBB, frameBeginTrack, frameEndTrack) = objet.initElements()</text:span></text:p>
      <text:p text:style-name="P1"><text:s/>renvoie une err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09:27:55.476000000</meta:creation-date>
    <dc:date>2020-12-16T09:29:09.022000000</dc:date>
    <meta:editing-duration>PT1M14S</meta:editing-duration>
    <meta:editing-cycles>1</meta:editing-cycles>
    <meta:generator>LibreOffice/5.2.7.2$Windows_x86 LibreOffice_project/2b7f1e640c46ceb28adf43ee075a6e8b8439ed10</meta:generator>
    <meta:document-statistic meta:table-count="0" meta:image-count="0" meta:object-count="0" meta:page-count="1" meta:paragraph-count="3" meta:word-count="26" meta:character-count="184" meta:non-whitespace-character-count="160"/>
  </office:meta>
</office:document-meta>
</file>